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-0.635cm" style:auto-text-indent="false"/>
    </style:style>
    <style:style style:name="T1" style:family="text">
      <style:text-properties fo:font-variant="normal" fo:text-transform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PROCESOS:</text:p>
      <text:p text:style-name="P1">-<text:span text:style-name="T1">          </text:span>Mantenimiento OK</text:p>
      <text:p text:style-name="P1">-<text:span text:style-name="T1">          </text:span>Inscripciones OK: inserta alumnos en la tabla alumnos y la inscricion en la tabla deportes-alumnos.</text:p>
      <text:p text:style-name="P1">-<text:span text:style-name="T1">          </text:span>Cambiar el logo del header: esta imagen no esta en la BD</text:p>
      <text:p text:style-name="P1">-<text:span text:style-name="T1">          </text:span>En añadir deporte esta la opcion de añadir una imagen del deporte. Guardando en la BD la URL.</text:p>
      <text:p text:style-name="P1">-<text:span text:style-name="T1">          </text:span>Mantenimiento visualiza tambien las imagenes de deportes.</text:p>
      <text:p text:style-name="P1">-<text:span text:style-name="T1">          </text:span>En la parte de inscripciones tambien se añade la foto del alumno, ésta si se guarda en la BD como tipo BLOB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2-15T09:51:13.90</meta:creation-date>
    <meta:document-statistic meta:table-count="0" meta:image-count="0" meta:object-count="0" meta:page-count="1" meta:paragraph-count="7" meta:word-count="83" meta:character-count="504"/>
    <dc:date>2017-12-15T09:53:39.79</dc:date>
    <meta:editing-duration>PT2M27S</meta:editing-duration>
    <meta:editing-cycles>1</meta:editing-cycles>
    <meta:generator>OpenOffice/4.1.3$Win32 OpenOffice.org_project/413m1$Build-9783</meta:generator>
  </office:meta>
</office:document-meta>
</file>